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4.409cm" svg:height="0.962cm" svg:x="5.2cm" svg:y="2.5cm">
          <draw:text-box>
            <text:p>Der Hund jagt</text:p>
          </draw:text-box>
        </draw:frame>
        <draw:frame draw:style-name="gr1" draw:layer="layout" svg:width="3.106cm" svg:height="0.962cm" svg:x="3.109cm" svg:y="5.038cm">
          <draw:text-box>
            <text:p>der Hund</text:p>
          </draw:text-box>
        </draw:frame>
        <draw:frame draw:style-name="gr1" draw:layer="layout" svg:width="1.522cm" svg:height="0.962cm" svg:x="9.609cm" svg:y="5cm">
          <draw:text-box>
            <text:p>jagt</text:p>
          </draw:text-box>
        </draw:frame>
        <draw:frame draw:style-name="gr1" draw:layer="layout" svg:width="2.013cm" svg:height="0.962cm" svg:x="4.609cm" svg:y="7.038cm">
          <draw:text-box>
            <text:p>Hund</text:p>
          </draw:text-box>
        </draw:frame>
        <draw:frame draw:style-name="gr1" draw:layer="layout" svg:width="1.416cm" svg:height="0.962cm" svg:x="2.693cm" svg:y="7.038cm">
          <draw:text-box>
            <text:p>der</text:p>
          </draw:text-box>
        </draw:frame>
        <draw:frame draw:style-name="gr1" draw:layer="layout" svg:width="1.344cm" svg:height="0.962cm" svg:x="8.609cm" svg:y="7.038cm">
          <draw:text-box>
            <text:p>jag</text:p>
          </draw:text-box>
        </draw:frame>
        <draw:frame draw:style-name="gr1" draw:layer="layout" svg:width="0.891cm" svg:height="0.962cm" svg:x="11.109cm" svg:y="7.038cm">
          <draw:text-box>
            <text:p>-t</text:p>
          </draw:text-box>
        </draw:frame>
        <draw:line draw:style-name="gr2" draw:text-style-name="P1" draw:layer="layout" svg:x1="4.609cm" svg:y1="5cm" svg:x2="7.609cm" svg:y2="3.5cm">
          <text:p/>
        </draw:line>
        <draw:line draw:style-name="gr2" draw:text-style-name="P1" draw:layer="layout" svg:x1="10.109cm" svg:y1="5cm" svg:x2="7.609cm" svg:y2="3.5cm">
          <text:p/>
        </draw:line>
        <draw:line draw:style-name="gr2" draw:text-style-name="P1" draw:layer="layout" svg:x1="10.609cm" svg:y1="6cm" svg:x2="9.609cm" svg:y2="7cm">
          <text:p/>
        </draw:line>
        <draw:line draw:style-name="gr2" draw:text-style-name="P1" draw:layer="layout" svg:x1="11.609cm" svg:y1="7cm" svg:x2="10.609cm" svg:y2="6cm">
          <text:p/>
        </draw:line>
        <draw:line draw:style-name="gr2" draw:text-style-name="P1" draw:layer="layout" svg:x1="4.609cm" svg:y1="6cm" svg:x2="3.609cm" svg:y2="7cm">
          <text:p/>
        </draw:line>
        <draw:line draw:style-name="gr2" draw:text-style-name="P1" draw:layer="layout" svg:x1="5.609cm" svg:y1="7cm" svg:x2="4.609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0-09T22:02:36</meta:creation-date>
    <dc:date>2010-10-09T22:12:59</dc:date>
    <dc:creator>artur </dc:creator>
    <meta:editing-duration>PT00H10M23S</meta:editing-duration>
    <meta:editing-cycles>2</meta:editing-cycles>
    <meta:generator>OpenOffice.org/3.2$Linux OpenOffice.org_project/320m12$Build-9483</meta:generator>
    <meta:document-statistic meta:object-count="13"/>
  </office:meta>
</office:document-meta>
</file>